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witterChirp" svg:font-family="TwitterChirp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f1419" style:font-name="TwitterChirp" fo:font-size="11.25pt" fo:letter-spacing="normal" fo:font-style="normal" fo:font-weight="normal" officeooo:paragraph-rsid="0016d79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f1419" style:font-name="TwitterChirp" fo:font-size="11.25pt" fo:letter-spacing="normal" fo:font-style="normal" fo:font-weight="normal" officeooo:rsid="0016d79e" officeooo:paragraph-rsid="0016d79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d79e"/>
    </style:style>
    <style:style style:name="T1" style:family="text">
      <style:text-properties officeooo:rsid="0016d79e"/>
    </style:style>
    <style:style style:name="T2" style:family="text">
      <style:text-properties officeooo:rsid="00174de9"/>
    </style:style>
    <style:style style:name="T3" style:family="text">
      <style:text-properties fo:font-variant="normal" fo:text-transform="none" fo:color="#0f1419" style:font-name="TwitterChirp" fo:font-size="11.25pt" fo:letter-spacing="normal" fo:font-style="normal" fo:font-weight="normal"/>
    </style:style>
    <style:style style:name="T4" style:family="text">
      <style:text-properties fo:font-variant="normal" fo:text-transform="none" fo:color="#0f1419" style:font-name="TwitterChirp" fo:font-size="11.25pt" fo:letter-spacing="normal" fo:font-style="normal" fo:font-weight="normal" officeooo:rsid="0016d79e"/>
    </style:style>
    <style:style style:name="T5" style:family="text">
      <style:text-properties fo:font-variant="normal" fo:text-transform="none" fo:color="#0f1419" style:font-name="TwitterChirp" fo:font-size="11.25pt" fo:letter-spacing="normal" fo:font-style="normal" fo:font-weight="normal" officeooo:rsid="00174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API KEY</text:span><text:span text:style-name="T5">=</text:span><text:span text:style-name="T3">ftUgDAe3zRe4vALhMy60jZelb</text:span></text:p>
      <text:p text:style-name="P2"/>
      <text:p text:style-name="P2"/>
      <text:p text:style-name="P4"><text:span text:style-name="T4">API KEY SECRET</text:span><text:span text:style-name="T5">=</text:span><text:span text:style-name="T3">VPFsVxsrDriHVUYnmf0E7penIdADKgUofhSRfuCpPJVaASS2Ot</text:span></text:p>
      <text:p text:style-name="P1"/>
      <text:p text:style-name="P1"/>
      <text:p text:style-name="P1"><text:span text:style-name="T1">BEARER_TOKEN</text:span><text:span text:style-name="T2">=</text:span>AAAAAAAAAAAAAAAAAAAAAHkNVAEAAAAApD1TCSXxE%2BCIW2TmEPWeRI%2B0%2B%2BM%3DY6KfaBPKGQAeNlvYowH5osQhWZLTgTfishEqCG0Cv32O6uUNY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witterChirp" svg:font-family="TwitterChirp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7:33:23.859687881</meta:creation-date>
    <dc:date>2021-10-21T18:04:47.007914027</dc:date>
    <meta:editing-duration>PT12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231" meta:non-whitespace-character-count="228"/>
  </office:meta>
</office:document-meta>
</file>